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10000035767CBE13C2DA851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5a324"/>
    </style:style>
    <style:style style:name="T1" style:family="text">
      <style:text-properties officeooo:rsid="0005a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102in" svg:y="1.1083in" svg:width="6.9252in" svg:height="7.2465in" draw:z-index="0"><draw:image xlink:href="Pictures/10000201000003310000035767CBE13C2DA851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49:38.238164036</meta:creation-date>
    <meta:print-date>2016-11-08T15:50:15.230539022</meta:print-date>
    <dc:date>2016-11-08T19:18:25.042086965</dc:date>
    <meta:editing-duration>PT3H18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3.3$Linux_X86_64 LibreOffice_project/20m0$Build-3</meta:generator>
  </office:meta>
</office:document-meta>
</file>